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IIS – internet information services</text:p>
      <text:p text:style-name="Standard"/>
      <text:p text:style-name="Standard">Windows ”inbygg” webbserver</text:p>
      <text:p text:style-name="Standard"/>
      <text:p text:style-name="Standard">HTTP – HyperTextTransportProtocol</text:p>
      <text:p text:style-name="Standard"/>
      <text:p text:style-name="Standard">HTML – HyperTextMarkupLanguage</text:p>
      <text:p text:style-name="Standard"/>
      <text:p text:style-name="Standard"/>
      <text:p text:style-name="Standard"><text:span text:style-name="T1">GIT</text:span></text:p>
      <text:p text:style-name="Standard"/>
      <text:p text:style-name="Standard">förändring av filer över tid</text:p>
      <text:p text:style-name="Standard">ångra</text:p>
      <text:p text:style-name="Standard">tidigare och alternativa versioner</text:p>
      <text:p text:style-name="Standard">källkod, dokumentation, konfiguration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klas Johansson</meta:initial-creator>
    <meta:creation-date>2017-06-21T10:06:28.62</meta:creation-date>
    <dc:date>2017-06-25T23:09:15.20</dc:date>
    <dc:creator>Niklas Johansson</dc:creator>
    <meta:editing-duration>P4DT10H2M5S</meta:editing-duration>
    <meta:editing-cycles>2</meta:editing-cycles>
    <meta:generator>OpenOffice/4.1.3$Win32 OpenOffice.org_project/413m1$Build-9783</meta:generator>
    <meta:document-statistic meta:table-count="0" meta:image-count="0" meta:object-count="0" meta:page-count="1" meta:paragraph-count="9" meta:word-count="28" meta:character-count="232"/>
  </office:meta>
</office:document-meta>
</file>